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692" officeooo:paragraph-rsid="0012a692"/>
    </style:style>
    <style:style style:name="P2" style:family="paragraph" style:parent-style-name="Standard">
      <style:text-properties officeooo:rsid="0012a692" officeooo:paragraph-rsid="0012fba9"/>
    </style:style>
    <style:style style:name="P3" style:family="paragraph" style:parent-style-name="Standard">
      <style:text-properties style:font-name="Inter Semi Bold" officeooo:rsid="0012a692" officeooo:paragraph-rsid="0012a692"/>
    </style:style>
    <style:style style:name="P4" style:family="paragraph" style:parent-style-name="Standard">
      <style:text-properties style:font-name="Inter Semi Bold" officeooo:rsid="0012a692" officeooo:paragraph-rsid="0012fba9"/>
    </style:style>
    <style:style style:name="P5" style:family="paragraph" style:parent-style-name="Standard">
      <style:text-properties style:font-name="Inter Semi Bold" fo:font-size="16pt" officeooo:rsid="0012a692" officeooo:paragraph-rsid="0012a692" style:font-size-asian="16pt" style:font-size-complex="16pt"/>
    </style:style>
    <style:style style:name="P6" style:family="paragraph" style:parent-style-name="Standard">
      <style:text-properties officeooo:paragraph-rsid="0012a692"/>
    </style:style>
    <style:style style:name="P7" style:family="paragraph" style:parent-style-name="Standard">
      <style:text-properties style:font-name="Ubuntu Mono" officeooo:rsid="0012a692" officeooo:paragraph-rsid="0012a692"/>
    </style:style>
    <style:style style:name="P8" style:family="paragraph" style:parent-style-name="Standard">
      <style:text-properties style:font-name="Ubuntu Mono" fo:font-style="italic" officeooo:rsid="0012a692" officeooo:paragraph-rsid="0012a692" style:font-style-asian="italic" style:font-style-complex="italic"/>
    </style:style>
    <style:style style:name="P9" style:family="paragraph" style:parent-style-name="Standard">
      <style:text-properties officeooo:paragraph-rsid="0012fba9"/>
    </style:style>
    <style:style style:name="P10" style:family="paragraph" style:parent-style-name="Standard">
      <style:paragraph-properties fo:break-before="page"/>
      <style:text-properties style:font-name="Inter Semi Bold" fo:font-size="16pt" officeooo:rsid="0012a692" officeooo:paragraph-rsid="0012fba9" style:font-size-asian="16pt" style:font-size-complex="16pt"/>
    </style:style>
    <style:style style:name="P11" style:family="paragraph" style:parent-style-name="Standard">
      <style:text-properties style:font-name="Ubuntu Mono" officeooo:rsid="0012a692" officeooo:paragraph-rsid="0012a692"/>
    </style:style>
    <style:style style:name="P12" style:family="paragraph" style:parent-style-name="Standard">
      <style:text-properties style:font-name="Inter Semi Bold" officeooo:rsid="0012fba9" officeooo:paragraph-rsid="0012a692"/>
    </style:style>
    <style:style style:name="P13" style:family="paragraph" style:parent-style-name="Standard">
      <style:text-properties style:font-name="Inter Semi Bold" officeooo:rsid="0012a692" officeooo:paragraph-rsid="0012a692"/>
    </style:style>
    <style:style style:name="P14" style:family="paragraph" style:parent-style-name="Standard">
      <style:text-properties officeooo:paragraph-rsid="0012a692"/>
    </style:style>
    <style:style style:name="T1" style:family="text">
      <style:text-properties style:font-name="Ubuntu Mono" officeooo:rsid="0012a692"/>
    </style:style>
    <style:style style:name="T2" style:family="text">
      <style:text-properties style:font-name="Ubuntu Mono" fo:font-style="italic" officeooo:rsid="0012a692" style:font-style-asian="italic" style:font-style-complex="italic"/>
    </style:style>
    <style:style style:name="T3" style:family="text">
      <style:text-properties style:font-name="Ubuntu Mono" officeooo:rsid="0012fba9"/>
    </style:style>
    <style:style style:name="T4" style:family="text">
      <style:text-properties style:font-name="Ubuntu Mono" fo:font-weight="bold" officeooo:rsid="0012fba9" style:font-weight-asian="bold" style:font-weight-complex="bold"/>
    </style:style>
    <style:style style:name="T5" style:family="text">
      <style:text-properties style:font-name="Ubuntu Mono" officeooo:rsid="0014c8a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officeooo:rsid="0012fba9"/>
    </style:style>
    <style:style style:name="T9" style:family="text">
      <style:text-properties style:font-name="Inter Semi Bold" officeooo:rsid="0012a692"/>
    </style:style>
    <style:style style:name="T10" style:family="text">
      <style:text-properties style:font-name="Inter Semi Bold" officeooo:rsid="0012fba9"/>
    </style:style>
    <style:style style:name="T11" style:family="text">
      <style:text-properties officeooo:rsid="0014c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%gall Agent Structure</text:p>
      <text:p text:style-name="P1"/>
      <text:p text:style-name="P9"><text:span text:style-name="T9">%gall Agent </text:span><text:span text:style-name="T10">(</text:span><text:span text:style-name="T4">app/example-agent-action.hoon)</text:span></text:p>
      <text:p text:style-name="P7"/>
      <text:p text:style-name="P7">/- <text:s/>graph-store, example-agent-name</text:p>
      <text:p text:style-name="P7">/+ <text:s/>default-agent, dbug</text:p>
      <text:p text:style-name="P7">|%</text:p>
      <text:p text:style-name="P7">+$ <text:s/>versioned-state</text:p>
      <text:p text:style-name="P7"><text:s text:c="2"/>$% <text:s/>state-0</text:p>
      <text:p text:style-name="P7"><text:s text:c="2"/>==</text:p>
      <text:p text:style-name="P7">+$ <text:s/>state-0</text:p>
      <text:p text:style-name="P7"><text:s text:c="2"/>$: <text:s/>[%0 internal-value=@ud]</text:p>
      <text:p text:style-name="P7"><text:s text:c="2"/>==</text:p>
      <text:p text:style-name="P7">+$ <text:s/>card <text:s/>card:agent:gall</text:p>
      <text:p text:style-name="P7">--</text:p>
      <text:p text:style-name="P7">%- <text:s/>agent:dbug</text:p>
      <text:p text:style-name="P7">=| <text:s/>state-0</text:p>
      <text:p text:style-name="P7">=* <text:s/>state <text:s/>-</text:p>
      <text:p text:style-name="P7">^- <text:s/>agent:gall</text:p>
      <text:p text:style-name="P7">=&lt;</text:p>
      <text:p text:style-name="P7">|_ <text:s/>=bowl:gall</text:p>
      <text:p text:style-name="P7">+* <text:s/>this <text:s text:c="5"/>.</text:p>
      <text:p text:style-name="P7"><text:s text:c="4"/>default <text:s text:c="2"/>~(. (default-agent this %|) bowl)</text:p>
      <text:p text:style-name="P7"><text:s text:c="4"/>main <text:s text:c="5"/>~(. +&gt; bowl)</text:p>
      <text:p text:style-name="P7">++ <text:s/>on-init <text:s text:c="22"/><text:span text:style-name="T6">:: <text:s/>define initial state &amp; starting values</text:span></text:p>
      <text:p text:style-name="P7"><text:s text:c="2"/>^- <text:s/>(quip card _this)</text:p>
      <text:p text:style-name="P7"><text:s text:c="2"/>`this(internal-value 1)</text:p>
      <text:p text:style-name="P6"><text:span text:style-name="T1">++ <text:s/>on-save <text:s text:c="3"/>on-save:default <text:s text:c="3"/></text:span><text:span text:style-name="T2">:: <text:s/>expose state for saving</text:span></text:p>
      <text:p text:style-name="P7">++ <text:s/>on-load <text:s text:c="3"/>on-load:default <text:s text:c="3"/><text:span text:style-name="T6">:: <text:s/>load old state, upgrade if necessary</text:span></text:p>
      <text:p text:style-name="P6"><text:span text:style-name="T1">++ <text:s/>on-peek <text:s text:c="3"/>on-peek:default <text:s text:c="3"/></text:span><text:span text:style-name="T2">:: <text:s/>expose scry namespace</text:span></text:p>
      <text:p text:style-name="P6"><text:span text:style-name="T1">++ <text:s/>on-poke <text:s text:c="3"/>on-poke:default <text:s text:c="3"/></text:span><text:span text:style-name="T2">:: <text:s/>respond to poke</text:span></text:p>
      <text:p text:style-name="P6"><text:span text:style-name="T1">++ <text:s/>on-watch <text:s text:c="2"/>on-watch:default <text:s text:c="2"/></text:span><text:span text:style-name="T2">:: <text:s/>handle new subscription</text:span></text:p>
      <text:p text:style-name="P6"><text:span text:style-name="T1">++ <text:s/>on-leave <text:s text:c="2"/>on-leave:default <text:s text:c="2"/></text:span><text:span text:style-name="T2">:: <text:s/>handle unsubscribe request</text:span></text:p>
      <text:p text:style-name="P6"><text:span text:style-name="T1">++ <text:s/>on-agent <text:s text:c="2"/>on-agent:default <text:s text:c="2"/></text:span><text:span text:style-name="T2">:: <text:s/>handle sign from agent</text:span></text:p>
      <text:p text:style-name="P6"><text:span text:style-name="T1">++ <text:s/>on-arvo <text:s text:c="3"/>on-arvo:default <text:s text:c="3"/></text:span><text:span text:style-name="T2">:: <text:s/>handle Arvo signs</text:span></text:p>
      <text:p text:style-name="P6"><text:span text:style-name="T1">++ <text:s/>on-fail <text:s text:c="3"/>on-fail:default <text:s text:c="3"/></text:span><text:span text:style-name="T2">:: <text:s/>handle errors</text:span></text:p>
      <text:p text:style-name="P7">–</text:p>
      <text:p text:style-name="P8">:: <text:s/><text:span text:style-name="T8">Helper core</text:span></text:p>
      <text:p text:style-name="P7">|_ <text:s/>=bowl:gall</text:p>
      <text:p text:style-name="P7">++ <text:s/>do-thing <text:s/>~</text:p>
      <text:p text:style-name="P7">--</text:p>
      <text:p text:style-name="P1"/>
      <text:p text:style-name="P12"/>
      <text:p text:style-name="P10">%gall Agent Structure</text:p>
      <text:p text:style-name="P2"/>
      <text:p text:style-name="P4">Mark <text:span text:style-name="T8">(</text:span><text:span text:style-name="T4">mar/example-agent-action/action.hoon</text:span><text:span text:style-name="T8">)</text:span></text:p>
      <text:p text:style-name="P7"/>
      <text:p text:style-name="P7">/- <text:s/>example-agent-name</text:p>
      <text:p text:style-name="P6"><text:span text:style-name="T1">|_ <text:s/>act=action:</text:span><text:span text:style-name="T3">example-agent-action</text:span></text:p>
      <text:p text:style-name="P7">++ <text:s/>grab</text:p>
      <text:p text:style-name="P7"><text:s text:c="2"/>|%</text:p>
      <text:p text:style-name="P6"><text:span text:style-name="T1"><text:s text:c="2"/>++ <text:s/>noun <text:s/>action:</text:span><text:span text:style-name="T5">example-agent-action</text:span></text:p>
      <text:p text:style-name="P7"><text:s text:c="2"/>--</text:p>
      <text:p text:style-name="P7">++ <text:s/>grow</text:p>
      <text:p text:style-name="P7"><text:s text:c="2"/>|%</text:p>
      <text:p text:style-name="P7"><text:s text:c="2"/>++ <text:s/>noun <text:s/>act</text:p>
      <text:p text:style-name="P7"><text:s text:c="2"/>--</text:p>
      <text:p text:style-name="P7">++ <text:s/>grad <text:s/>%noun</text:p>
      <text:p text:style-name="P7">--</text:p>
      <text:p text:style-name="P7"/>
      <text:p text:style-name="P7"/>
      <text:p text:style-name="P7"/>
      <text:p text:style-name="P7"/>
      <text:p text:style-name="P3">Structure <text:span text:style-name="T8">(</text:span><text:span text:style-name="T4">sur/example-agent-action.hoon</text:span><text:span text:style-name="T8">)</text:span></text:p>
      <text:p text:style-name="P7"/>
      <text:p text:style-name="P7">|%</text:p>
      <text:p text:style-name="P7">+$ <text:s/>example-agent-action</text:p>
      <text:p text:style-name="P7"><text:s text:c="2"/>$%</text:p>
      <text:p text:style-name="P7"><text:s text:c="5"/><text:span text:style-name="T6">:: <text:s/>All actions are examples here.</text:span></text:p>
      <text:p text:style-name="P7"><text:s text:c="5"/>[%view who=@p]</text:p>
      <text:p text:style-name="P7"><text:s text:c="5"/>[%stop-view who=@p]</text:p>
      <text:p text:style-name="P7"><text:s text:c="5"/>[%increment-internal-value-remote who=@p]</text:p>
      <text:p text:style-name="P7"><text:s text:c="5"/>[%increment-internal-value ~]</text:p>
      <text:p text:style-name="P7"><text:s text:c="2"/>==</text:p>
      <text:p text:style-name="P7">--</text:p>
      <text:p text:style-name="P7"/>
      <text:p text:style-name="P7"/>
      <text:p text:style-name="P7"/>
      <text:p text:style-name="P7"/>
      <text:p text:style-name="P3">Bowl Definition</text:p>
      <text:p text:style-name="P3"/>
      <text:p text:style-name="P7">++ <text:s/>bowl <text:s text:c="13"/><text:span text:style-name="T6">:: <text:s/>standard app state</text:span></text:p>
      <text:p text:style-name="P7"><text:s text:c="2"/>$: <text:s/>$: <text:s/>our=ship <text:s text:c="3"/><text:span text:style-name="T7">:: <text:s/>host</text:span></text:p>
      <text:p text:style-name="P7"><text:s text:c="10"/>src=ship <text:s text:c="3"/><text:span text:style-name="T6">:: <text:s/>guest</text:span></text:p>
      <text:p text:style-name="P7"><text:s text:c="10"/>dap=term <text:s text:c="3"/><text:span text:style-name="T6">:: <text:s/>agent</text:span></text:p>
      <text:p text:style-name="P7"><text:s text:c="6"/>== <text:s text:c="13"/><text:span text:style-name="T6">::</text:span></text:p>
      <text:p text:style-name="P7"><text:s text:c="6"/>$: <text:s/>wex=boat <text:s text:c="3"/><text:span text:style-name="T6">:: <text:s/>outgoing subscriptions</text:span></text:p>
      <text:p text:style-name="P7"><text:s text:c="10"/>sup=bitt <text:s text:c="3"/><text:span text:style-name="T6">:: <text:s/>incoming subscriptions</text:span></text:p>
      <text:p text:style-name="P7"><text:s text:c="6"/>== <text:s text:c="13"/><text:span text:style-name="T6">::</text:span></text:p>
      <text:p text:style-name="P7"><text:s text:c="6"/>$: <text:s/>act=@ud <text:s text:c="4"/><text:span text:style-name="T6">:: <text:s/>change number</text:span></text:p>
      <text:p text:style-name="P7"><text:s text:c="10"/>eny=@uvJ <text:s text:c="3"/><text:span text:style-name="T6">:: <text:s/>entropy</text:span></text:p>
      <text:p text:style-name="P7"><text:s text:c="10"/>now=@da <text:s text:c="4"/><text:span text:style-name="T6">:: <text:s/>current time</text:span></text:p>
      <text:p text:style-name="P7"><text:s text:c="10"/>byk=beak <text:s text:c="3"/><text:span text:style-name="T6">:: <text:s/>load source</text:span></text:p>
      <text:p text:style-name="P7"><text:s text:c="2"/>== <text:s/>==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 Semi Bold" svg:font-family="'Inter Semi Bold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5:40:57.975035392</meta:creation-date>
    <dc:date>2021-10-07T16:54:41.264928036</dc:date>
    <meta:editing-duration>PT3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243" meta:character-count="2008" meta:non-whitespace-character-count="1475"/>
  </office:meta>
</office:document-meta>
</file>